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6668.80494505494" calcext:value-type="float">
            <text:p>6668.804945055</text:p>
          </table:table-cell>
          <table:table-cell table:style-name="ce17" table:formula="of:=[.J2]-[.P2]" office:value-type="float" office:value="-4793.80494505494" calcext:value-type="float">
            <text:p>-479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9793.80494505494" calcext:value-type="float">
            <text:p>9793.80494505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6668.80494505494" calcext:value-type="float">
            <text:p>6668.804945055</text:p>
          </table:table-cell>
          <table:table-cell table:style-name="ce17" table:formula="of:=[.J3]-[.P2]" office:value-type="float" office:value="-7193.80494505494" calcext:value-type="float">
            <text:p>-7193.804945055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6668.80494505494" calcext:value-type="float">
            <text:p>6668.804945055</text:p>
          </table:table-cell>
          <table:table-cell table:style-name="ce17" table:formula="of:=[.J4]-[.P2]" office:value-type="float" office:value="-7193.80494505494" calcext:value-type="float">
            <text:p>-7193.804945055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1529.26282051282" calcext:value-type="float">
            <text:p>1529.2628205128</text:p>
          </table:table-cell>
          <table:table-cell table:style-name="ce7" table:formula="of:=[.J5]-[.P5]" office:value-type="float" office:value="1245.73717948718" calcext:value-type="float">
            <text:p>1245.7371794872</text:p>
          </table:table-cell>
          <table:table-cell/>
          <table:table-cell table:formula="of:=SUM([.M5];[.O2])" office:value-type="float" office:value="4654.26282051282" calcext:value-type="float">
            <text:p>4654.2628205128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6668.80494505494" calcext:value-type="float">
            <text:p>6668.804945055</text:p>
          </table:table-cell>
          <table:table-cell table:style-name="ce17" table:formula="of:=[.J6]-[.P2]" office:value-type="float" office:value="-193.804945054944" calcext:value-type="float">
            <text:p>-193.8049450549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6];[.H25];[.H43];[.H62];[.H81])" office:value-type="float" office:value="6668.80494505494" calcext:value-type="float">
            <text:p>6668.804945055</text:p>
          </table:table-cell>
          <table:table-cell table:style-name="ce7" table:formula="of:=[.J7]-[.P2]" office:value-type="float" office:value="21006.1950549451" calcext:value-type="float">
            <text:p>21006.1950549451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6668.80494505494" calcext:value-type="float">
            <text:p>6668.804945055</text:p>
          </table:table-cell>
          <table:table-cell table:style-name="ce17" table:formula="of:=[.J10]-[.P2]" office:value-type="float" office:value="-3393.80494505494" calcext:value-type="float">
            <text:p>-3393.80494505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6384.18956043956" calcext:value-type="float">
            <text:p>6384.1895604396</text:p>
          </table:table-cell>
          <table:table-cell table:style-name="ce17" table:formula="of:=[.J11]-[.P11]" office:value-type="float" office:value="-9239.18956043956" calcext:value-type="float">
            <text:p>-9239.1895604396</text:p>
          </table:table-cell>
          <table:table-cell/>
          <table:table-cell table:formula="of:=SUM([.M11];[.O2])" office:value-type="float" office:value="9509.18956043956" calcext:value-type="float">
            <text:p>9509.1895604396</text:p>
          </table:table-cell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6668.80494505494" calcext:value-type="float">
            <text:p>6668.804945055</text:p>
          </table:table-cell>
          <table:table-cell table:style-name="ce17" table:formula="of:=[.J12]-[.P2]" office:value-type="float" office:value="-9523.80494505495" calcext:value-type="float">
            <text:p>-9523.80494505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6668.80494505494" calcext:value-type="float">
            <text:p>6668.804945055</text:p>
          </table:table-cell>
          <table:table-cell table:style-name="ce7" table:formula="of:=[.J13]-[.P2]" office:value-type="float" office:value="206.195054945056" calcext:value-type="float">
            <text:p>206.195054945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4584.28113553114" calcext:value-type="float">
            <text:p>4584.2811355311</text:p>
          </table:table-cell>
          <table:table-cell table:style-name="ce17" table:formula="of:=[.J14]-[.P14]" office:value-type="float" office:value="-2709.28113553114" calcext:value-type="float">
            <text:p>-2709.2811355311</text:p>
          </table:table-cell>
          <table:table-cell/>
          <table:table-cell table:formula="of:=SUM([.M14];[.O2])" office:value-type="float" office:value="7709.28113553114" calcext:value-type="float">
            <text:p>7709.2811355311</text:p>
          </table:table-cell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318.75" calcext:value-type="float">
            <text:p>318.75</text:p>
          </table:table-cell>
          <table:table-cell table:style-name="ce17" table:formula="of:=[.J15]-[.M15]" office:value-type="float" office:value="-3125.75" calcext:value-type="float">
            <text:p>-3125.75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6368.80494505494" calcext:value-type="float">
            <text:p>6368.804945055</text:p>
          </table:table-cell>
          <table:table-cell table:style-name="ce17" table:formula="of:=[.J16]-[.P16]" office:value-type="float" office:value="-9163.80494505494" calcext:value-type="float">
            <text:p>-9163.804945055</text:p>
          </table:table-cell>
          <table:table-cell/>
          <table:table-cell table:formula="of:=SUM([.M16];[.O2])" office:value-type="float" office:value="9493.80494505494" calcext:value-type="float">
            <text:p>9493.80494505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4233.49816849817" calcext:value-type="float">
            <text:p>4233.4981684982</text:p>
          </table:table-cell>
          <table:table-cell table:style-name="ce17" table:formula="of:=[.J17]-[.P17]" office:value-type="float" office:value="-7358.49816849817" calcext:value-type="float">
            <text:p>-7358.4981684982</text:p>
          </table:table-cell>
          <table:table-cell/>
          <table:table-cell table:formula="of:=SUM([.M17];[.O2])" office:value-type="float" office:value="7358.49816849817" calcext:value-type="float">
            <text:p>7358.4981684982</text:p>
          </table:table-cell>
        </table:table-row>
        <table:table-row table:style-name="ro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6668.80494505494" calcext:value-type="float">
            <text:p>6668.804945055</text:p>
          </table:table-cell>
          <table:table-cell table:style-name="ce17" table:formula="of:=[.J18]-[.P2]" office:value-type="float" office:value="-4343.80494505494" calcext:value-type="float">
            <text:p>-4343.804945055</text:p>
          </table:table-cell>
          <table:table-cell table:number-columns-repeated="2"/>
        </table:table-row>
        <table:table-row table:style-name="ro3">
          <table:table-cell/>
          <table:table-cell table:formula="of:=[.B2]/15" office:value-type="float" office:value="306.666666666667" calcext:value-type="float">
            <text:p>306.6666666667</text:p>
          </table:table-cell>
          <table:table-cell table:formula="of:=[.C2]/14" office:value-type="float" office:value="250" calcext:value-type="float">
            <text:p>250</text:p>
          </table:table-cell>
          <table:table-cell table:formula="of:=[.D2]/14" office:value-type="float" office:value="342.857142857143" calcext:value-type="float">
            <text:p>342.8571428571</text:p>
          </table:table-cell>
          <table:table-cell table:formula="of:=[.E2]/16" office:value-type="float" office:value="318.75" calcext:value-type="float">
            <text:p>318.75</text:p>
          </table:table-cell>
          <table:table-cell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92700" calcext:value-type="float">
            <text:p>927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4];[.N15];[.N16];[.N18];[.N17])" office:value-type="float" office:value="-73045.1272893773" calcext:value-type="float">
            <text:p>-73045.1272893773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10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table:number-columns-repeated="4"/>
          <table:table-cell table:style-name="ce2" table:formula="of:=SUM([.B77:.F77])" office:value-type="float" office:value="4600" calcext:value-type="float">
            <text:p>4600</text:p>
          </table:table-cell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353.846153846154" calcext:value-type="float">
            <text:p>35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77]/13" office:value-type="float" office:value="353.846153846154" calcext:value-type="float">
            <text:p>353.8461538462</text:p>
          </table:table-cell>
          <table:table-cell table:formula="of:=[.C77]/12" office:value-type="float" office:value="0" calcext:value-type="float">
            <text:p>0</text:p>
          </table:table-cell>
          <table:table-cell table:formula="of:=[.D77]/13" office:value-type="float" office:value="0" calcext:value-type="float">
            <text:p>0</text:p>
          </table:table-cell>
          <table:table-cell table:formula="of:=[.E77]/12" office:value-type="float" office:value="0" calcext:value-type="float">
            <text:p>0</text:p>
          </table:table-cell>
          <table:table-cell table:formula="of:=[.F77]/13" office:value-type="float" office:value="0" calcext:value-type="float">
            <text:p>0</text:p>
          </table:table-cell>
          <table:table-cell table:number-columns-repeated="10"/>
        </table:table-row>
        <table:table-row table:style-name="ro3" table:number-rows-repeated="1048481">
          <table:table-cell table:number-columns-repeated="16"/>
        </table:table-row>
        <table:table-row table:style-name="ro3">
          <table:table-cell table:number-columns-repeated="2"/>
          <table:table-cell table:formula="of:=SUM([.C2:.C1048575])" office:value-type="float" office:value="18776.9047619048" calcext:value-type="float">
            <text:p>187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22:52:32.891192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3T23:37:30.329363064</dc:date>
    <meta:editing-duration>PT19H42M32S</meta:editing-duration>
    <meta:editing-cycles>663</meta:editing-cycles>
    <meta:generator>LibreOffice/4.2.6.3$Linux_X86_64 LibreOffice_project/420m0$Build-3</meta:generator>
    <meta:document-statistic meta:table-count="6" meta:cell-count="1450" meta:object-count="0"/>
  </office:meta>
</office:document-meta>
</file>